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6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6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</text:span><text:span text:style-name="T2">Lulajże, Jezuniu</text:span><text:span text:style-name="T3">, moja perełko,</text:span><text:span text:style-name="T3"><text:tab/></text:span><text:span text:style-name="T3"><text:line-break/></text:span><text:span text:style-name="T3">Lulaj ulubione</text:span><text:span text:style-name="T3"><text:line-break/></text:span><text:span text:style-name="T3">me pieścideł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2cm" presentation:class="title" presentation:user-transformed="true">
          <draw:text-box>
            <text:p text:style-name="P4"><text:span text:style-name="T6">2. </text:span><text:span text:style-name="T5">Zamknijże znużone płaczem powieczki,</text:span><text:span text:style-name="T5"><text:line-break/></text:span><text:span text:style-name="T5">Utulże zemdlone łkaniem usteczki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.001cm" presentation:class="title" presentation:user-transformed="true">
          <draw:text-box>
            <text:p text:style-name="P4"><text:span text:style-name="T6">3. </text:span><text:span text:style-name="T5">Lulajże, piękniuchny nasz Aniołeczku,</text:span><text:span text:style-name="T5"><text:line-break/></text:span><text:span text:style-name="T5">Lulajże,wdzięczniuchny świata kwiatecz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.001cm" presentation:class="title" presentation:user-transformed="true">
          <draw:text-box>
            <text:p text:style-name="P4"><text:span text:style-name="T6">4. </text:span><text:span text:style-name="T5">Lulajże, różyczko najozdobniejsza,</text:span><text:span text:style-name="T5"><text:line-break/></text:span><text:span text:style-name="T5">Lulajże, lilijko najprzyjemniejsz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.001cm" presentation:class="title" presentation:user-transformed="true">
          <draw:text-box>
            <text:p text:style-name="P4"><text:span text:style-name="T6">5. </text:span><text:span text:style-name="T5">Lulajże, prześliczna oczom gwiazdeczko,</text:span><text:span text:style-name="T5"><text:line-break/></text:span><text:span text:style-name="T5">Lulaj, najśliczniejsze świata słoneczk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Lulajże, Jezuniu, lulajże, lulaj,</text:span><text:span text:style-name="T5"><text:line-break/></text:span><text:span text:style-name="T5">A ty, Go Matulu,</text:span><text:span text:style-name="T5"><text:line-break/></text:span><text:span text:style-name="T5">w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F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8T14:21:17</meta:creation-date>
    <dc:date>2014-01-06T23:10:51.339000000</dc:date>
    <dc:language>pl-PL</dc:language>
    <meta:editing-cycles>16</meta:editing-cycles>
    <meta:editing-duration>PT1H14M9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